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A60000091400000276ECC7ED8D5BAF94D3.svg" manifest:media-type="image/svg+xml"/>
  <manifest:file-entry manifest:full-path="Pictures/10000201000000630000001BF57F8F9CA6570FC2.png" manifest:media-type="image/png"/>
  <manifest:file-entry manifest:full-path="Pictures/100002010000020000000200DB9E9A9C6AB20041.png" manifest:media-type="image/png"/>
  <manifest:file-entry manifest:full-path="Pictures/10000201000001F4000001F433649E690E7F29C0.png" manifest:media-type="image/png"/>
  <manifest:file-entry manifest:full-path="Pictures/10000201000003C00000021C1CC05DBCBF4DD8B9.png" manifest:media-type="image/png"/>
  <manifest:file-entry manifest:full-path="Pictures/1000020100000258000001F412A741E387129073.png" manifest:media-type="image/png"/>
  <manifest:file-entry manifest:full-path="Pictures/100002010000040000000400EAD51A164C29A5B6.png" manifest:media-type="image/png"/>
  <manifest:file-entry manifest:full-path="Pictures/10000201000000E1000000E15809468BEF35FD4F.png" manifest:media-type="image/png"/>
  <manifest:file-entry manifest:full-path="Pictures/100002010000015700000094B5DEE09236A42674.png" manifest:media-type="image/png"/>
  <manifest:file-entry manifest:full-path="Pictures/100002010000032A00000400D662C2EDB04FBFDF.png" manifest:media-type="image/png"/>
  <manifest:file-entry manifest:full-path="Pictures/1000020100000181000003BEF0E3E178AC365FD4.png" manifest:media-type="image/png"/>
  <manifest:file-entry manifest:full-path="Pictures/1000100600001F7E00000DA2818321C20899C6BB.svg" manifest:media-type="image/svg+xml"/>
  <manifest:file-entry manifest:full-path="Pictures/10000201000000E1000000E1AD4424974872BF65.png" manifest:media-type="image/png"/>
  <manifest:file-entry manifest:full-path="Pictures/10000201000000C8000000C8D03B611B4B3A1DAA.png" manifest:media-type="image/png"/>
  <manifest:file-entry manifest:full-path="Pictures/1000020100000181000003BE7F751CFB03F2848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color="#0066cc" fo:font-size="26pt" fo:font-weight="bold" officeooo:paragraph-rsid="000d8bec" style:font-weight-asian="bold" style:font-weight-complex="bold"/>
    </style:style>
    <style:style style:name="P2" style:family="paragraph" style:parent-style-name="Standard">
      <style:text-properties fo:font-size="26pt" fo:font-weight="bold" officeooo:paragraph-rsid="000d8bec" style:font-weight-asian="bold" style:font-weight-complex="bold"/>
    </style:style>
    <style:style style:name="P3"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shadow="none" draw:shadow-opacity="100%" style:mirror="horizontal"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vertical"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horizontal"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horizontal vertical"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padding-top="0.125cm" fo:padding-bottom="0.125cm" fo:padding-left="0.25cm" fo:padding-right="0.25cm" fo:wrap-option="wrap" draw:shadow="visible" draw:shadow-offset-x="0cm" draw:shadow-offset-y="0cm" draw:shadow-color="#000000" draw:shadow-opacity="4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padding-top="0.125cm" fo:padding-bottom="0.125cm" fo:padding-left="0.25cm" fo:padding-right="0.25cm" fo:wrap-option="wrap" draw:shadow="visible" draw:shadow-offset-x="-0.068cm" draw:shadow-offset-y="-0.068cm" draw:shadow-color="#000000" draw:shadow-opacity="4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padding-top="0.125cm" fo:padding-bottom="0.125cm" fo:padding-left="0.25cm" fo:padding-right="0.25cm" fo:wrap-option="wrap" draw:shadow="visible" draw:shadow-offset-x="0.074cm" draw:shadow-offset-y="-0.068cm" draw:shadow-color="#000000" draw:shadow-opacity="4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text:anchor-type="paragraph" draw:z-index="2" draw:name="Content Placeholder 3" draw:style-name="gr1" draw:text-style-name="P3" svg:width="1.989cm" svg:height="2.581cm" svg:x="7.571cm" svg:y="0.208cm"><draw:image xlink:href="Pictures/100002010000032A00000400D662C2EDB04FBFDF.png" xlink:type="simple" xlink:show="embed" xlink:actuate="onLoad"><text:p/></draw:image></draw:frame></text:p>
      <text:p text:style-name="Standard"/>
      <text:p text:style-name="Standard"><draw:frame draw:style-name="fr2" draw:name="Image9" text:anchor-type="paragraph" svg:x="9.088cm" svg:y="0.393cm" svg:width="1.822cm" svg:height="1.829cm" draw:z-index="1"><draw:image xlink:href="Pictures/1000020100000258000001F412A741E387129073.png" xlink:type="simple" xlink:show="embed" xlink:actuate="onLoad"/></draw:frame><draw:frame draw:style-name="fr1" draw:name="Image4" text:anchor-type="paragraph" svg:x="6.022cm" svg:y="0.212cm" svg:width="1.822cm" svg:height="1.829cm" draw:z-index="0"><draw:image xlink:href="Pictures/1000020100000258000001F412A741E387129073.png" xlink:type="simple" xlink:show="embed" xlink:actuate="onLoad"/></draw:frame></text:p>
      <text:p text:style-name="Standard"/>
      <text:p text:style-name="Standard"/>
      <text:p text:style-name="Standard"/>
      <text:p text:style-name="Standard"/>
      <text:p text:style-name="Standard"/>
      <text:p text:style-name="Standard"><draw:frame draw:style-name="fr3" draw:name="Image6" text:anchor-type="paragraph" svg:x="7.019cm" svg:y="0.019cm" svg:width="3.106cm" svg:height="3.106cm" draw:z-index="9"><draw:image xlink:href="Pictures/10000201000000E1000000E15809468BEF35FD4F.png" xlink:type="simple" xlink:show="embed" xlink:actuate="onLoad"/></draw:frame></text:p>
      <text:p text:style-name="Standard"/>
      <text:p text:style-name="Standard"/>
      <text:p text:style-name="Standard"/>
      <text:p text:style-name="Standard"/>
      <text:p text:style-name="Standard"/>
      <text:p text:style-name="Standard"/>
      <text:p text:style-name="Standard"><draw:frame draw:style-name="fr4" draw:name="Image3" text:anchor-type="paragraph" svg:x="2.23cm" svg:y="0.37cm" svg:width="13.642cm" svg:height="7.673cm" draw:z-index="15"><draw:image xlink:href="Pictures/10000201000003C00000021C1CC05DBCBF4DD8B9.png" xlink:type="simple" xlink:show="embed" xlink:actuate="onLoad"/><draw:contour-polygon svg:width="919px" svg:height="518px" svg:viewBox="0 0 919 518" draw:points="66,3 63,4 61,5 59,6 57,7 56,8 55,9 54,10 53,11 52,12 51,13 50,14 49,15 48,16 47,17 47,18 46,19 46,20 45,21 45,22 44,23 44,24 44,25 43,26 43,27 43,28 43,29 43,30 43,31 45,32 45,33 45,34 45,35 45,36 45,37 45,38 45,39 45,40 45,41 45,42 45,43 45,44 45,45 45,46 45,47 45,48 45,49 45,50 45,51 45,52 45,53 45,54 45,55 45,56 45,57 45,58 45,59 45,60 45,61 45,62 45,63 45,64 45,65 45,66 45,67 45,68 45,69 45,70 45,71 45,72 45,73 45,74 45,75 45,76 45,77 45,78 45,79 45,80 45,81 45,82 45,83 45,84 45,85 45,86 45,87 45,88 45,89 45,90 45,91 45,92 45,93 45,94 45,95 45,96 45,97 45,98 45,99 45,100 45,101 45,102 45,103 45,104 45,105 45,106 45,107 45,108 45,109 45,110 45,111 45,112 45,113 45,114 45,115 45,116 45,117 45,118 45,119 45,120 45,121 45,122 45,123 45,124 45,125 45,126 45,127 45,128 45,129 45,130 45,131 45,132 45,133 45,134 45,135 45,136 45,137 45,138 45,139 45,140 45,141 45,142 45,143 45,144 45,145 45,146 45,147 45,148 45,149 45,150 45,151 45,152 45,153 45,154 45,155 45,156 45,157 45,158 45,159 45,160 45,161 45,162 45,163 45,164 45,165 45,166 45,167 45,168 45,169 45,170 45,171 45,172 45,173 45,174 45,175 45,176 45,177 45,178 45,179 45,180 45,181 45,182 45,183 45,184 45,185 45,186 45,187 45,188 45,189 45,190 45,191 45,192 45,193 45,194 45,195 45,196 45,197 45,198 45,199 45,200 45,201 45,202 45,203 45,204 45,205 45,206 45,207 45,208 45,209 45,210 45,211 45,212 45,213 45,214 45,215 45,216 45,217 45,218 45,219 45,220 45,221 45,222 45,223 45,224 45,225 45,226 45,227 45,228 45,229 45,230 45,231 45,232 45,233 45,234 45,235 45,236 45,237 45,238 45,239 45,240 45,241 45,242 45,243 45,244 45,245 45,246 45,247 45,248 45,249 45,250 45,251 45,252 45,253 45,254 45,255 45,256 45,257 45,258 45,259 45,260 45,261 45,262 45,263 45,264 45,265 45,266 45,267 45,268 45,269 45,270 45,271 45,272 45,273 45,274 45,275 45,276 45,277 45,278 45,279 45,280 45,281 45,282 45,283 45,284 45,285 45,286 45,287 45,288 45,289 45,290 45,291 45,292 45,293 45,294 45,295 45,296 45,297 45,298 45,299 45,300 45,301 45,302 45,303 45,304 45,305 45,306 45,307 45,308 45,309 45,310 45,311 45,312 45,313 45,314 45,315 45,316 45,317 45,318 45,319 45,320 45,321 45,322 45,323 45,324 45,325 45,326 45,327 45,328 45,329 45,330 45,331 45,332 45,333 45,334 45,335 45,336 45,337 45,338 45,339 45,340 45,341 45,342 45,343 45,344 45,345 45,346 45,347 45,348 45,349 45,350 45,351 45,352 45,353 45,354 45,355 45,356 45,357 45,358 45,359 45,360 45,361 45,362 45,363 45,364 45,365 45,366 45,367 45,368 45,369 45,370 45,371 45,372 45,373 45,374 45,375 45,376 45,377 45,378 45,379 45,380 45,381 45,382 45,383 45,384 45,385 45,386 45,387 45,388 45,389 45,390 45,391 45,392 45,393 45,394 45,395 45,396 45,397 45,398 45,399 45,400 45,401 45,402 45,403 45,404 45,405 45,406 45,407 45,408 45,409 45,410 45,411 45,412 45,413 45,414 45,415 45,416 45,417 45,418 45,419 45,420 45,421 45,422 45,423 45,424 45,425 45,426 45,427 45,428 45,429 45,430 45,431 45,432 45,433 45,434 45,435 45,436 45,437 45,438 45,439 45,440 45,441 45,442 45,443 45,444 45,445 45,446 45,447 45,448 45,449 45,450 45,451 45,452 45,453 45,454 45,455 45,456 45,457 45,458 45,459 45,460 45,461 45,462 45,463 45,464 45,465 45,466 45,467 45,468 43,469 45,470 45,471 45,472 45,473 45,474 45,475 45,476 45,477 45,478 45,479 45,480 45,481 45,482 45,483 23,484 45,485 22,486 20,487 20,488 20,489 20,490 20,491 20,492 20,493 20,494 20,495 20,496 20,497 20,498 20,499 20,500 20,501 20,502 20,503 20,504 20,505 20,506 20,507 20,508 20,509 20,510 20,511 21,512 21,513 21,514 22,515 22,516 23,517 24,518 25,519 26,520 28,521 932,521 934,520 935,519 936,518 937,517 937,516 938,515 938,514 939,513 939,512 939,511 939,510 939,509 939,508 939,507 939,506 939,505 939,504 939,503 939,502 939,501 939,500 939,499 939,498 939,497 939,496 939,495 939,494 939,493 939,492 939,491 939,490 939,489 939,488 939,487 939,486 915,485 937,484 917,483 917,482 917,481 917,480 917,479 917,478 917,477 917,476 917,475 917,474 917,473 917,472 917,471 917,470 917,469 917,468 917,467 917,466 917,465 917,464 917,463 917,462 917,461 917,460 917,459 917,458 917,457 917,456 917,455 917,454 917,453 917,452 917,451 917,450 917,449 917,448 917,447 917,446 917,445 917,444 917,443 917,442 917,441 917,440 917,439 917,438 917,437 917,436 917,435 917,434 917,433 917,432 917,431 917,430 917,429 917,428 917,427 917,426 917,425 917,424 917,423 917,422 917,421 917,420 917,419 917,418 917,417 917,416 917,415 917,414 917,413 917,412 917,411 917,410 917,409 917,408 917,407 917,406 917,405 917,404 917,403 917,402 917,401 917,400 917,399 917,398 917,397 917,396 917,395 917,394 917,393 917,392 917,391 917,390 917,389 917,388 917,387 917,386 917,385 917,384 917,383 917,382 917,381 917,380 917,379 917,378 917,377 917,376 917,375 917,374 917,373 917,372 917,371 917,370 917,369 917,368 917,367 917,366 917,365 917,364 917,363 917,362 917,361 917,360 917,359 917,358 917,357 917,356 917,355 917,354 917,353 917,352 917,351 917,350 917,349 917,348 917,347 917,346 917,345 917,344 917,343 917,342 917,341 917,340 917,339 917,338 917,337 917,336 917,335 917,334 917,333 917,332 917,331 917,330 917,329 917,328 917,327 917,326 917,325 917,324 917,323 917,322 917,321 917,320 917,319 917,318 917,317 917,316 917,315 917,314 917,313 917,312 917,311 917,310 917,309 917,308 917,307 917,306 917,305 917,304 917,303 917,302 917,301 917,300 917,299 917,298 917,297 917,296 917,295 917,294 917,293 917,292 917,291 917,290 917,289 917,288 917,287 917,286 917,285 917,284 917,283 917,282 917,281 917,280 917,279 917,278 917,277 917,276 917,275 917,274 917,273 917,272 917,271 917,270 917,269 917,268 917,267 917,266 917,265 917,264 917,263 917,262 917,261 917,260 917,259 917,258 917,257 917,256 917,255 917,254 917,253 917,252 917,251 917,250 917,249 917,248 917,247 917,246 917,245 917,244 917,243 917,242 917,241 917,240 917,239 917,238 917,237 917,236 917,235 917,234 917,233 917,232 917,231 917,230 917,229 917,228 917,227 917,226 917,225 917,224 917,223 917,222 917,221 917,220 917,219 917,218 917,217 917,216 917,215 917,214 917,213 917,212 917,211 917,210 917,209 917,208 917,207 917,206 917,205 917,204 917,203 917,202 917,201 917,200 917,199 917,198 917,197 917,196 917,195 917,194 917,193 917,192 917,191 917,190 917,189 917,188 917,187 917,186 917,185 917,184 917,183 917,182 917,181 917,180 917,179 917,178 917,177 917,176 917,175 917,174 917,173 917,172 917,171 917,170 917,169 917,168 917,167 917,166 917,165 917,164 917,163 917,162 917,161 917,160 917,159 917,158 917,157 917,156 917,155 917,154 917,153 917,152 917,151 917,150 917,149 917,148 917,147 917,146 917,145 917,144 917,143 917,142 917,141 917,140 917,139 917,138 917,137 917,136 917,135 917,134 917,133 917,132 917,131 917,130 917,129 917,128 917,127 917,126 917,125 917,124 917,123 917,122 917,121 917,120 917,119 917,118 917,117 917,116 917,115 917,114 917,113 917,112 917,111 917,110 917,109 917,108 917,107 917,106 917,105 917,104 917,103 917,102 917,101 917,100 917,99 917,98 917,97 917,96 917,95 917,94 917,93 917,92 917,91 917,90 917,89 917,88 917,87 917,86 917,85 917,84 917,83 917,82 917,81 917,80 917,79 917,78 917,77 917,76 917,75 917,74 917,73 917,72 917,71 917,70 917,69 917,68 917,67 917,66 917,65 917,64 917,63 917,62 917,61 917,60 917,59 917,58 917,57 917,56 917,55 917,54 917,53 917,52 917,51 917,50 917,49 917,48 917,47 917,46 917,45 917,44 917,43 917,42 917,41 917,40 917,39 917,38 917,37 917,36 917,35 917,34 917,33 917,32 917,31 917,30 917,29 917,28 916,27 916,26 916,25 916,24 915,23 915,22 914,21 914,20 913,19 913,18 912,17 912,16 911,15 910,14 909,13 908,12 907,11 906,10 905,9 904,8 902,7 901,6 899,5 897,4 894,3" draw:recreate-on-edit="true"/></draw:frame></text:p>
      <text:p text:style-name="Standard"/>
      <text:p text:style-name="Standard"><draw:frame draw:style-name="fr3" draw:name="Image5" text:anchor-type="paragraph" svg:x="7.897cm" svg:y="2.859cm" svg:width="1.813cm" svg:height="0.787cm" draw:z-index="7"><draw:image xlink:href="Pictures/1000100600001F7E00000DA2818321C20899C6BB.svg" xlink:type="simple" xlink:show="embed" xlink:actuate="onLoad"/><draw:image xlink:href="Pictures/100002010000015700000094B5DEE09236A42674.png" xlink:type="simple" xlink:show="embed" xlink:actuate="onLoad"/></draw:frame><draw:frame draw:style-name="fr3" draw:name="Image10" text:anchor-type="paragraph" svg:x="8.449cm" svg:y="0.288cm" svg:width="0.852cm" svg:height="0.852cm" draw:z-index="8"><draw:image xlink:href="Pictures/10000201000000E1000000E1AD4424974872BF65.png" xlink:type="simple" xlink:show="embed" xlink:actuate="onLoad"/></draw:frame><draw:frame draw:style-name="fr5" draw:name="Image13" text:anchor-type="paragraph" svg:x="9.096cm" svg:y="1.138cm" svg:width="1.252cm" svg:height="1.252cm" draw:z-index="10"><draw:image xlink:href="Pictures/10000201000000C8000000C8D03B611B4B3A1DAA.png" xlink:type="simple" xlink:show="embed" xlink:actuate="onLoad"/></draw:frame><draw:frame draw:style-name="fr3" draw:name="Image7" text:anchor-type="paragraph" svg:x="3.117cm" svg:y="8.082cm" svg:width="1.175cm" svg:height="2.921cm" draw:z-index="11"><draw:image xlink:href="Pictures/1000020100000181000003BEF0E3E178AC365FD4.png" xlink:type="simple" xlink:show="embed" xlink:actuate="onLoad"/></draw:frame><draw:frame draw:style-name="fr6" draw:name="Image8" text:anchor-type="paragraph" svg:x="13.795cm" svg:y="7.987cm" svg:width="1.175cm" svg:height="2.921cm" draw:z-index="12"><draw:image xlink:href="Pictures/1000020100000181000003BE7F751CFB03F28489.png" xlink:type="simple" xlink:show="embed" xlink:actuate="onLoad"/></draw:frame><draw:frame text:anchor-type="paragraph" draw:z-index="13" draw:name="Picture 4" draw:style-name="gr3" draw:text-style-name="P3" svg:width="3.236cm" svg:height="3.17cm" svg:x="3.993cm" svg:y="1.637cm"><draw:image xlink:href="Pictures/10000201000001F4000001F433649E690E7F29C0.png" xlink:type="simple" xlink:show="embed" xlink:actuate="onLoad"><text:p/></draw:image></draw:frame><draw:frame text:anchor-type="paragraph" draw:z-index="3" draw:name="Picture 6" draw:style-name="gr2" draw:text-style-name="P3" svg:width="2.49cm" svg:height="2.759cm" svg:x="10.77cm" svg:y="1.792cm"><draw:image xlink:href="Pictures/100002010000040000000400EAD51A164C29A5B6.png" xlink:type="simple" xlink:show="embed" xlink:actuate="onLoad"><text:p/></draw:image></draw:frame><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draw:frame draw:style-name="fr3" draw:name="Image2" text:anchor-type="paragraph" svg:x="12.391cm" svg:y="0.171cm" svg:width="4.225cm" svg:height="4.225cm" draw:z-index="4"><draw:image xlink:href="Pictures/100002010000020000000200DB9E9A9C6AB20041.png" xlink:type="simple" xlink:show="embed" xlink:actuate="onLoad"/></draw:frame><draw:frame draw:style-name="fr3" draw:name="Image1" text:anchor-type="paragraph" svg:x="1.016cm" svg:y="0.132cm" svg:width="4.332cm" svg:height="4.332cm" draw:z-index="6"><draw:image xlink:href="Pictures/100002010000020000000200DB9E9A9C6AB20041.png" xlink:type="simple" xlink:show="embed" xlink:actuate="onLoad"/></draw:frame>.<text:tab/> <text:s text:c="2"/>.<text:tab/> <text:s text:c="3"/>.<text:tab/> <text:s text:c="5"/>. <text:s text:c="5"/>.</text:p>
      <text:p text:style-name="Standard"><draw:frame draw:style-name="fr3" draw:name="Image11" text:anchor-type="paragraph" svg:x="7.174cm" svg:y="0.201cm" svg:width="2.985cm" svg:height="0.81cm" draw:z-index="5"><draw:image xlink:href="Pictures/100002A60000091400000276ECC7ED8D5BAF94D3.svg" xlink:type="simple" xlink:show="embed" xlink:actuate="onLoad"/><draw:image xlink:href="Pictures/10000201000000630000001BF57F8F9CA6570FC2.png" xlink:type="simple" xlink:show="embed" xlink:actuate="onLoad"/></draw:frame></text:p>
      <text:p text:style-name="Standard"/>
      <text:p text:style-name="P2"><draw:frame draw:style-name="fr7" draw:name="Image12" text:anchor-type="paragraph" svg:x="7.174cm" svg:y="0.228cm" svg:width="3.009cm" svg:height="0.813cm" draw:z-index="14"><draw:image xlink:href="Pictures/100002A60000091400000276ECC7ED8D5BAF94D3.svg" xlink:type="simple" xlink:show="embed" xlink:actuate="onLoad"/><draw:image xlink:href="Pictures/10000201000000630000001BF57F8F9CA6570FC2.png" xlink:type="simple" xlink:show="embed" xlink:actuate="onLoad"/></draw:frame> <text:s/></text:p>
      <text:p text:style-name="P1">.<text:tab/> <text:s text:c="2"/>.<text:tab/> <text:s text:c="3"/>.<text:tab/> <text:s text:c="5"/>. <text:s text:c="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8T04:52:24.990608471</meta:creation-date>
    <dc:date>2017-04-18T05:52:10.367778250</dc:date>
    <meta:editing-duration>PT1M45S</meta:editing-duration>
    <meta:editing-cycles>2</meta:editing-cycles>
    <meta:generator>LibreOffice/5.1.6.2$Linux_X86_64 LibreOffice_project/10m0$Build-2</meta:generator>
    <meta:document-statistic meta:table-count="0" meta:image-count="13" meta:object-count="0" meta:page-count="1" meta:paragraph-count="4" meta:word-count="10" meta:character-count="57" meta:non-whitespace-character-count="10"/>
  </office:meta>
</office:document-meta>
</file>